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" style:parent-style-name="Основнойшрифтабзаца" style:family="text">
      <style:text-properties fo:font-weight="bold" style:font-weight-asian="bold" fo:font-size="12pt" style:font-size-asian="12pt" style:font-size-complex="12pt" fo:language="en" fo:country="US"/>
    </style:style>
    <style:style style:name="P4" style:parent-style-name="Абзацсписка" style:list-style-name="LFO1" style:family="paragraph"/>
    <style:style style:name="P5" style:parent-style-name="Абзацсписка" style:list-style-name="LFO1" style:family="paragraph"/>
    <style:style style:name="P6" style:parent-style-name="Абзацсписка" style:list-style-name="LFO1" style:family="paragraph"/>
    <style:style style:name="P7" style:parent-style-name="Абзацсписка" style:list-style-name="LFO2" style:family="paragraph"/>
    <style:style style:name="P8" style:parent-style-name="Абзацсписка" style:list-style-name="LFO2" style:family="paragraph"/>
    <style:style style:name="P9" style:parent-style-name="Абзацсписка" style:list-style-name="LFO2" style:family="paragraph"/>
    <style:style style:name="P10" style:parent-style-name="Абзацсписка" style:list-style-name="LFO2" style:family="paragraph"/>
    <style:style style:name="P11" style:parent-style-name="Абзацсписка" style:list-style-name="LFO2" style:family="paragraph"/>
    <style:style style:name="T12" style:parent-style-name="Основнойшрифтабзаца" style:family="text">
      <style:text-properties fo:language="en" fo:country="US"/>
    </style:style>
    <style:style style:name="P13" style:parent-style-name="Абзацсписка" style:list-style-name="LFO2" style:family="paragraph"/>
    <style:style style:name="P14" style:parent-style-name="Абзацсписка" style:list-style-name="LFO2" style:family="paragraph"/>
    <style:style style:name="P15" style:parent-style-name="Абзацсписка" style:list-style-name="LFO2" style:family="paragraph"/>
    <style:style style:name="P16" style:parent-style-name="Обычный" style:family="paragraph">
      <style:paragraph-properties fo:break-before="page"/>
    </style:style>
    <style:style style:name="P17" style:parent-style-name="Обычный" style:family="paragraph">
      <style:text-properties fo:font-weight="bold" style:font-weight-asian="bold"/>
    </style:style>
    <style:style style:name="P18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Абзацсписка" style:list-style-name="LFO3" style:family="paragraph"/>
    <style:style style:name="P21" style:parent-style-name="Абзацсписка" style:list-style-name="LFO3" style:family="paragraph"/>
    <style:style style:name="P22" style:parent-style-name="Абзацсписка" style:list-style-name="LFO3" style:family="paragraph"/>
    <style:style style:name="P23" style:parent-style-name="Абзацсписка" style:list-style-name="LFO3" style:family="paragraph"/>
    <style:style style:name="P24" style:parent-style-name="Абзацсписка" style:list-style-name="LFO3" style:family="paragraph"/>
    <style:style style:name="P25" style:parent-style-name="Абзацсписка" style:list-style-name="LFO3" style:family="paragraph"/>
    <style:style style:name="P26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Обычный" style:family="paragraph">
      <style:paragraph-properties fo:break-before="page"/>
    </style:style>
    <style:style style:name="T3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fo:language="en" fo:country="US"/>
    </style:style>
    <style:style style:name="P36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Описание проекта<text:s/></text:span><text:span text:style-name="T3">UnlimaginMod</text:span></text:p>
      <text:p text:style-name="Обычный"/>
      <text:p text:style-name="Обычный">Цели проекта:</text:p>
      <text:list text:style-name="LFO1" text:continue-numbering="true">
        <text:list-item>
          <text:p text:style-name="P4">Организация максимально разнообразного и непредсказуемого<text:s/>игрового<text:s/>процесса для<text:s/>повышения<text:s/>интереса<text:s/>повторного прохождения карт.</text:p>
        </text:list-item>
        <text:list-item>
          <text:p text:style-name="P5">Создание собственной кодовой базы с целью оптимизации, расширения функционала и исправления ошибок оригинальной игры.</text:p>
        </text:list-item>
        <text:list-item>
          <text:p text:style-name="P6">Создание<text:s/>набора базовых абстрактных классов<text:s/>и абстрактных шаблонов<text:s/>для повышения расширяемости<text:s/>и возможности<text:s/>быстрой разработки<text:s/>любых<text:s/>дополнений<text:s/>для игры.</text:p>
        </text:list-item>
      </text:list>
      <text:p text:style-name="Обычный"/>
      <text:p text:style-name="Обычный">Ключевые особенности<text:s/>проекта:</text:p>
      <text:list text:style-name="LFO2" text:continue-numbering="true">
        <text:list-item>
          <text:p text:style-name="P7">Собственный<text:s/>общий<text:s/>программный скелет из базовых классов, позволяющий быстро наращивать функционал игры, дорабатывать и исправлять ошибки, создавать расширения и дополнения.</text:p>
        </text:list-item>
        <text:list-item>
          <text:p text:style-name="P8">Собственный набор базовых абстрактных классов снарядов с<text:s/>продвинутым<text:s/>функционалом, большим набором регулирующих параметров и большим количеством шаблонов, позволяющих<text:s/>быстро<text:s/>и удобно<text:s/>добавлять новые виды и подвиды снарядов, мин, гранат, зажигательных смесей и даже газов.</text:p>
        </text:list-item>
        <text:list-item>
          <text:p text:style-name="P9">Своя<text:s/>система баллистики<text:s/>снарядов, учитывающая<text:s/>дульную<text:s/>скорость, баллистический коэффициент, массу, размер, материал и энергию снаряда для расчета траектории полета,<text:s/>симуляции<text:s/>рикошетов и пробитий объектов.</text:p>
        </text:list-item>
        <text:list-item>
          <text:p text:style-name="P10">Своя система баллистического оружия с<text:s/>расширенным функционалом, новыми бонусами, большим количеством настроек и параметров, а так же<text:s/>большим<text:s/>количеством<text:s/>шаблонов,<text:s/>позволяющих быстро и просто<text:s/>создавать и добавлять в игру новые<text:s/>виды<text:s/>вооружения, без необходимости детального изучения кода и внесения в него изменений.</text:p>
        </text:list-item>
        <text:list-item>
          <text:p text:style-name="P11">Собственный набор базовых классов объектов управления игровым матчем (<text:span text:style-name="T12">GameInfo</text:span>), с новым продвинутым функционалом, полностью новой кодовой базой и большим количеством простых удобных настроек, позволяющих в дальнейшем создать большое количество различных видов матчей.</text:p>
        </text:list-item>
        <text:list-item>
          <text:p text:style-name="P13">Присутствие в коде<text:s/>различных объектов<text:s/>большого количества регулируемых рандомайзеров, которые<text:s/>обеспечивают небольшую разницу характеристиках,<text:s/>создают разнообразие игрового матча и<text:s/>некую непредсказуемость<text:s/>игрового процесса.</text:p>
        </text:list-item>
        <text:list-item>
          <text:p text:style-name="P14">Свой набор базовых классов монстров, над которым в данный момент идет активная работа.</text:p>
        </text:list-item>
        <text:list-item>
          <text:p text:style-name="P15">Свой базовый класс игрового персонажа человека, с новой расширенной и доработанной кодовой базой, продвинутым функционалом и большим количеством регулирующих параметров, обеспечивающих кэширование бонусов, быстрой обработке эффектов получения урона и лечения, а так же многое другое.</text:p>
        </text:list-item>
      </text:list>
      <text:p text:style-name="Обычный"/>
      <text:p text:style-name="Обычный"/>
      <text:p text:style-name="P16"/>
      <text:soft-page-break/>
      <text:p text:style-name="P17">Подробное описание<text:s/>доработок,<text:s/>изменений и дополнений в различных аспектах<text:s/>игры.</text:p>
      <text:p text:style-name="P18">Игровой<text:s/>матч</text:p>
      <text:p text:style-name="Обычный">Был создан свой базовый класс объекта управления игровым матчем с новой логикой и расширенным функционалом, а так же главный игровой режим нашествия монстров на его основе.</text:p>
      <text:p text:style-name="Обычный">В<text:s/><text:span text:style-name="T19">UnlimaginMod</text:span><text:s/>главный игровой режим нашествия монстров на данный момент состоит из волн, ограниченных<text:s/>по времени, в течении которого игрокам нужно выживать. Время волны<text:s/>и их количество<text:s/>рандомное в заданных пределах.</text:p>
      <text:p text:style-name="Обычный">Так же<text:s/>в заданных пределах<text:s/>рандомятся<text:s/>и другие характеристики матча:<text:s/></text:p>
      <text:list text:style-name="LFO3" text:continue-numbering="true">
        <text:list-item>
          <text:p text:style-name="P20">частота появления новых отрядов монстров;<text:s/></text:p>
        </text:list-item>
        <text:list-item>
          <text:p text:style-name="P21">размер отрядов монстров;<text:s/></text:p>
        </text:list-item>
        <text:list-item>
          <text:p text:style-name="P22">постоянно меняются места появление новых отрядов, дабы они шли с разных сторон;</text:p>
        </text:list-item>
        <text:list-item>
          <text:p text:style-name="P23">время перерывов между волнами;</text:p>
        </text:list-item>
        <text:list-item>
          <text:p text:style-name="P24">стартовые суммы денег игроков (у всех игроков присутствует вероятность выиграть в лотерею – получить при появлении в 4 раза больше стартовой суммы);<text:s/></text:p>
        </text:list-item>
        <text:list-item>
          <text:p text:style-name="P25">ремонт дверей перед началом новой волны;</text:p>
        </text:list-item>
      </text:list>
      <text:p text:style-name="Обычный"/>
      <text:p text:style-name="Обычный">Так же написана система объектов, контролирующая спавн<text:s/>различных<text:s/>типов<text:s/>монстров. Она настраивается так же в игровом матче<text:s/>для каждой волны<text:s/>и позволяет<text:s/>ограничивать присутствие заданного типа монстра в отряде, ограничивать его количество появлений в заданном промежутке времени и регулировать его общий шанс на появление.</text:p>
      <text:p text:style-name="Обычный">Причем,<text:s/>все<text:s/>перечисленные выше параметры, моментально подстраиваются под сложность игры и количество игроков на сервере. В целом написана система, которая контролирует нынешний уровень сложности и количество активных игроков и мгновенно реагирует на их изменение. Подстраивая,<text:s/>при этом,<text:s/>частоту спавна отрядов, изменяя временные<text:s/>ограничения<text:s/>на<text:s/>появление новых отрядов монстров и меняет диапазоны рандомных характеристик.</text:p>
      <text:p text:style-name="P26"/>
      <text:p text:style-name="P27">Снаряды</text:p>
      <text:p text:style-name="Обычный">Над кодом базовых классов снарядов была проведена огромная работа и она все еще продолжается. Создана баллистика, прописано взаимодействие с окружающими объектами, врагами и союзниками. Создано большое количество функций и шаблонов, позволяющих в дальнейшем довольно просто и быстро нарастить количество и разнообразие вооружения, амуниции и эффектов.</text:p>
      <text:p text:style-name="Обычный">В<text:s/><text:span text:style-name="T28">UnlimaginMod</text:span><text:s/>уже присутствуют виды снарядов по калибрам и типам для различного оружия, которые отличаются по скорости полета, траектории, пробивной способности, эффективной дальности,<text:s/>возможности рикошета<text:s/>и эффектами взаимодействия с объектами.<text:s/>Все это представляет из себя<text:s/>как обычные пули, так и различные разрывные, зажигательные, химические, газовые и другие виды снарядов, включая гранаты, мины, ракеты и т.д.<text:s/></text:p>
      <text:p text:style-name="Обычный">Так же в код снарядов введена логика имитации различных датчиков обнаружения врагов, систем дистанционного управления, датчиков контакта и т.д., позволяющих создавать умные снаряды. Такие снаряды либо сами будут реагировать на врагов и союзников, либо по команде будут выполнять указанное вами действие.</text:p>
      <text:soft-page-break/>
      <text:p text:style-name="P29"><text:span text:style-name="T30">Оружие</text:span></text:p>
      <text:p text:style-name="Обычный">Над кодом базовых классов оружия была проведена большая работы с целью доработки, расширения функционала и исправления ошибок оригинальной игры.</text:p>
      <text:p text:style-name="Обычный"><text:span text:style-name="T31">UnlimaginMod</text:span><text:s/>добавляет в<text:s/>игру большое количество нового оружия, используя модели, текстуры и звуки от сторонних разработчиков модов, но используя собственную кодовую базу, шаблоны и настройки. Почти все оружие из оригинальной игры так же переведено на собственную кодовой базу проекта. За счет этого у оружия появилось разнообразность характеристик, различные виды боеприпасов (экспансивные, разрывные, зажигательные, газовые), доработано поведение оружие и добавлены новые вид бонусов на точность прицеливания,<text:s/>падение точности стрельбы на ходу и т.д.</text:p>
      <text:p text:style-name="Обычный">Так же для оружия с обоймами добавлены понятия «тактическая перезарядка» и «патрон в стволе».</text:p>
      <text:p text:style-name="Обычный"/>
      <text:p text:style-name="P32">Монстры</text:p>
      <text:p text:style-name="Обычный">Над кодом монстров в данный момент продолжается работа.</text:p>
      <text:p text:style-name="Обычный">В<text:s/><text:span text:style-name="T33">UnlimaginMod</text:span><text:s/>монстры уже сейчас обладают системой рандома характеристик в заданных диапазонах. Эта система при появлении каждого нового монстра на карте обеспечивает разность его характеристик<text:s/>по сравнению с<text:s/>другими. Монстры отличаются по<text:s/>размеру,<text:s/>запасу<text:s/>здоровья, скорости перемещения, урону, а так же могут иметь какие-то особенности. Например, паук может быть ядовитым, или у Хаска может использоваться вместо зажигательных снарядов разрывные ракеты, и многое другое.<text:s/></text:p>
      <text:p text:style-name="Обычный"/>
      <text:p text:style-name="P34">Персонажи игроков</text:p>
      <text:p text:style-name="Обычный">Создан свой класс игрового персонажа человека, в котором были переписаны и переработаны практически все функции, в целом расширен и доработан функционал, а так же добавлено множество новых параметров, возможностей, бонусов и характеристик.</text:p>
      <text:p text:style-name="Обычный">Для начала нужно отметить новую систему лечения игрока<text:s/>(повышение уровня запаса здоровья). Она<text:s/>имитирует<text:s/>количество препарата в крови. С начала запас здоровья восстанавливается быстрее, но постепенно замедляется, из-за уменьшения уровня препарата и падения его эффективности.</text:p>
      <text:p text:style-name="Обычный">Медик теперь может пользоваться так называемым умением<text:s/><text:span text:style-name="T35">OverHeal</text:span>, который на какое-то время не только повышает запас здоровья игрока выше максимального, но так же слегка повышает скорость перемещения и слегка снижает получаемый урон.</text:p>
      <text:p text:style-name="Обычный">Так же в целом переписаны все функции, касающиеся получения урона и отображения его эффектов. Получение урона от горения, ядов и прочих уронов с продолжительными эффектами работают параллельно со своими таймингами, но таким образом, дабы не нарушать процесс лечения.</text:p>
      <text:p text:style-name="Обычный">Игроки имею возможность ходить с небольшим перегрузом инвентаря. Ходить в этом случае они будут значительно медленнее, прыгать ниже и т.д.<text:s/>Так же высота прыжка игра всегда немного рандомится, ибо человек не робот и не может всегда прыгать точно на одну высоту.</text:p>
      <text:p text:style-name="Обычный">Специально для специальности Берсеркер разработана система, позволяющая отталкиваться от стен, совершать серии прыжков и толчков, отпрыгивать от монстров и других игроков, и<text:s/><text:soft-page-break/>забираться на различные недоступные другим персонажам места. Таким образом Берсеркер теперь представляет из себя некоего акробата, которого монстрам очень сложно как-то задержать и воспрепятствовать его передвижению.</text:p>
      <text:p text:style-name="P36"/>
      <text:p text:style-name="Обычный"><text:span text:style-name="T37">Специальности и<text:s/></text:span><text:span text:style-name="T38">бонус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Глеб Николаевич Цирюта</meta:initial-creator>
    <dc:creator>Глеб Николаевич Цирюта</dc:creator>
    <meta:creation-date>2016-02-12T10:37:00Z</meta:creation-date>
    <dc:date>2016-02-12T10:37:00Z</dc:date>
    <meta:template xlink:href="Normal" xlink:type="simple"/>
    <meta:editing-cycles>2</meta:editing-cycles>
    <meta:editing-duration>PT120S</meta:editing-duration>
    <meta:document-statistic meta:page-count="4" meta:paragraph-count="16" meta:word-count="1210" meta:character-count="8094" meta:row-count="57" meta:non-whitespace-character-count="6900"/>
  </office:meta>
</office:document-meta>
</file>